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8.001cm" table:align="center"/>
    </style:style>
    <style:style style:name="Таблица1.A" style:family="table-column">
      <style:table-column-properties style:column-width="6.865cm"/>
    </style:style>
    <style:style style:name="Таблица1.B" style:family="table-column">
      <style:table-column-properties style:column-width="1.136cm"/>
    </style:style>
    <style:style style:name="Таблица1.A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.6" style:family="table-row">
      <style:table-row-properties style:min-row-height="0.707cm"/>
    </style:style>
    <style:style style:name="P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Times New Roman" fo:font-size="14pt" officeooo:rsid="00169930" officeooo:paragraph-rsid="00169930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 New Roman" fo:font-size="14pt" officeooo:rsid="00169930" officeooo:paragraph-rsid="00169930" style:font-size-asian="14pt" style:font-size-complex="14pt"/>
    </style:style>
    <style:style style:name="P3" style:family="paragraph" style:parent-style-name="Standard">
      <style:text-properties style:font-name="Times New Roman" fo:font-size="14pt" officeooo:rsid="00169930" officeooo:paragraph-rsid="00169930" style:font-size-asian="14pt" style:font-size-complex="14pt"/>
    </style:style>
    <style:style style:name="P4" style:family="paragraph" style:parent-style-name="Table_20_Contents">
      <style:text-properties style:font-name="Times New Roman" fo:font-size="14pt" officeooo:rsid="00169930" officeooo:paragraph-rsid="00169930" style:font-size-asian="14pt" style:font-size-complex="14pt"/>
    </style:style>
    <style:style style:name="P5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="Times New Roman" fo:font-size="14pt" fo:font-weight="bold" officeooo:rsid="00169930" officeooo:paragraph-rsid="00169930" style:font-size-asian="14pt" style:font-weight-asian="bold" style:font-size-complex="14pt" style:font-weight-complex="bold"/>
    </style:style>
    <style:style style:name="P6" style:family="paragraph" style:parent-style-name="Table_20_Contents">
      <style:text-properties style:font-name="Times New Roman" fo:font-size="14pt" fo:font-weight="bold" officeooo:rsid="00169930" officeooo:paragraph-rsid="00169930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Взгляд на мир</text:span> человека, на отношение людей к окружающей их действительности и самим себе — определяют <text:span text:style-name="T3">личность</text:span> человека. Обусловлены этими взглядами основные жизненные позиции людей, их убеждения, <text:span text:style-name="T3">идеалы</text:span>, ценностные ориентации.</text:p>
      <text:p text:style-name="P2">Выработка <text:span text:style-name="T2">мировоззрения</text:span> — существенный показатель зрелости личности. Оно определяет его место в мире, род <text:span text:style-name="T3">деятельности</text:span>.</text:p>
      <text:p text:style-name="P2">Также это может быть показателем сформированности и зрелости определенной <text:span text:style-name="T3">социальной группой</text:span>, общественного класса.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 table:style-name="TableLine1718539573712">
          <table:table-cell table:style-name="Таблица1.A1" table:number-columns-spanned="2" office:value-type="string">
            <text:p text:style-name="P5">Религия в России, 2013</text:p>
          </table:table-cell>
          <table:covered-table-cell/>
        </table:table-row>
        <table:table-row table:style-name="TableLine1718539559600">
          <table:table-cell table:style-name="Таблица1.A2" office:value-type="string">
            <text:p text:style-name="P6">Православные</text:p>
          </table:table-cell>
          <table:table-cell table:style-name="Таблица1.B2" office:value-type="string">
            <text:p text:style-name="P4">79%</text:p>
          </table:table-cell>
        </table:table-row>
        <table:table-row table:style-name="TableLine1718539562480">
          <table:table-cell table:style-name="Таблица1.A2" office:value-type="string">
            <text:p text:style-name="P6">Духовные, но не религиозные</text:p>
          </table:table-cell>
          <table:table-cell table:style-name="Таблица1.B2" office:value-type="string">
            <text:p text:style-name="P4">9%</text:p>
          </table:table-cell>
        </table:table-row>
        <table:table-row table:style-name="TableLine1718539571408">
          <table:table-cell table:style-name="Таблица1.A2" office:value-type="string">
            <text:p text:style-name="P6">Атеисты</text:p>
          </table:table-cell>
          <table:table-cell table:style-name="Таблица1.B2" office:value-type="string">
            <text:p text:style-name="P4">7%</text:p>
          </table:table-cell>
        </table:table-row>
        <table:table-row table:style-name="TableLine1718539568528">
          <table:table-cell table:style-name="Таблица1.A2" office:value-type="string">
            <text:p text:style-name="P6">Мусульмане </text:p>
          </table:table-cell>
          <table:table-cell table:style-name="Таблица1.B2" office:value-type="string">
            <text:p text:style-name="P4">4%</text:p>
          </table:table-cell>
        </table:table-row>
        <table:table-row table:style-name="Таблица1.6">
          <table:table-cell table:style-name="Таблица1.A2" office:value-type="string">
            <text:p text:style-name="P6">Другие</text:p>
          </table:table-cell>
          <table:table-cell table:style-name="Таблица1.B2" office:value-type="string">
            <text:p text:style-name="P4">1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4T09:29:06.327000000</meta:creation-date>
    <dc:date>2024-02-14T10:01:05.813000000</dc:date>
    <meta:editing-duration>PT2M20S</meta:editing-duration>
    <meta:editing-cycles>2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14" meta:word-count="73" meta:character-count="557" meta:non-whitespace-character-count="495"/>
  </office:meta>
</office:document-meta>
</file>